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1 SET<text:tab/>2</text:p>
          <text:p text:style-name="P4"><text:s/>1.1 Definition<text:tab/>2</text:p>
          <text:p text:style-name="P4"><text:s/>1.2 Examples<text:tab/>2</text:p>
          <text:p text:style-name="P3"><text:s/>2 MAP<text:tab/>3</text:p>
          <text:p text:style-name="P4"><text:s/>2.1 Constructors<text:tab/>3</text:p>
          <text:p text:style-name="P4"><text:s/>2.2 Examples<text:tab/>3</text:p>
          <text:p text:style-name="P3"><text:s/>3 TASK<text:tab/>4</text:p>
          <text:p text:style-name="P4"><text:s/>3.1 Constructor<text:tab/>4</text:p>
          <text:p text:style-name="P4"><text:s/>3.2 Examples<text:tab/>5</text:p>
          <text:p text:style-name="P3"><text:s/>4 AREA<text:tab/>6</text:p>
          <text:p text:style-name="P4"><text:s/>4.1 Constructors<text:tab/>6</text:p>
          <text:p text:style-name="P4"><text:s/>4.2 Display modes<text:tab/>6</text:p>
          <text:p text:style-name="P4"><text:s/>4.3 Examples<text:tab/>6</text:p>
          <text:p text:style-name="P3"><text:s/>5 FILTER<text:tab/>7</text:p>
          <text:p text:style-name="P4"><text:s/>5.1 Constructors<text:tab/>7</text:p>
          <text:p text:style-name="P4"><text:s/>5.2 Examples<text:tab/>8</text:p>
          <text:p text:style-name="P3"><text:s/>6 POINT<text:tab/>9</text:p>
          <text:p text:style-name="P4"><text:s/>6.1 Static point (S) constructors<text:tab/>9</text:p>
          <text:p text:style-name="P4"><text:s/>6.2 Point from a list (L) constructors<text:tab/>9</text:p>
          <text:p text:style-name="P4"><text:s/>6.3 Logger mark (M) constructors<text:tab/>10</text:p>
          <text:p text:style-name="P4"><text:s/>6.4 Track point (T) constructors<text:tab/>10</text:p>
          <text:p text:style-name="P4"><text:s/>6.5 Display modes<text:tab/>12</text:p>
          <text:p text:style-name="P4"><text:s/>6.6 Examples<text:tab/>13</text:p>
          <text:p text:style-name="P3"><text:s/>7 RESULT<text:tab/>14</text:p>
          <text:p text:style-name="P4"><text:s/>7.1 Constructors<text:tab/>14</text:p>
          <text:p text:style-name="P4"><text:s/>7.2 Examples<text:tab/>15</text:p>
          <text:p text:style-name="P3"><text:s/>8 Full task examples<text:tab/>16</text:p>
          <text:p text:style-name="P4"><text:s/>8.1 Judge Declared Goal (nearest track point)<text:tab/>16</text:p>
          <text:p text:style-name="P4"><text:s/>8.2 Hesitation Waltz (logger marker drop)<text:tab/>16</text:p>
          <text:p text:style-name="P4"><text:s/>8.3 Gordon Bennet Memorial (logger marker drop)<text:tab/>16</text:p>
          <text:p text:style-name="P4"><text:s/>8.4 Maximum Distance Double Drop (first in / last out)<text:tab/>17</text:p>
          <text:p text:style-name="P3"><text:s/>9 IDEAS<text:tab/>18</text:p>
        </text:index-body>
      </text:table-of-content>
      <text:h text:style-name="Heading_20_1" text:outline-level="1">SET</text:h>
      <text:p text:style-name="Preformatted_20_Text">set &lt;key&gt; = &lt;value&gt;</text:p>
      <text:p text:style-name="Text_20_body">Allows to set different options.</text:p>
      <text:h text:style-name="Heading_20_2" text:outline-level="2">Definition</text:h>
      <text:h text:style-name="Heading_20_3" text:outline-level="3">Key DATE: flight date</text:h>
      <text:p text:style-name="Preformatted_20_Text">Set DATE = &lt;value&gt;</text:p>
      <text:p text:style-name="Text_20_body">Sets the flight date</text:p>
      <text:p text:style-name="List_20_Contents">&lt;value&gt; is the flight date in format yyyy/mm/dd</text:p>
      <text:h text:style-name="Heading_20_3" text:outline-level="3">Key TIME: flight time</text:h>
      <text:p text:style-name="Preformatted_20_Text">Set TIME = &lt;value&gt;</text:p>
      <text:p text:style-name="Text_20_body">Sets the flight time</text:p>
      <text:p text:style-name="List_20_Contents">&lt;value&gt; is AM or PM</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ATUM</text:h>
      <text:p text:style-name="Preformatted_20_Text">set DATUM = &lt;datumName&gt;</text:p>
      <text:p text:style-name="Text_20_body">Sets the default datum.</text:p>
      <text:p text:style-name="List_20_Contents">&lt;datumName&gt; is the datum name</text:p>
      <text:h text:style-name="Heading_20_3" text:outline-level="3">Key TASKORDER</text:h>
      <text:p text:style-name="Preformatted_20_Text">set TASKORDER = &lt;type&gt;</text:p>
      <text:p text:style-name="Text_20_body">Sets the task completion order.</text:p>
      <text:p text:style-name="List_20_Contents">&lt;type&gt; is BYORDER or FREE</text:p>
      <text:h text:style-name="Heading_20_2" text:outline-level="2">Examples</text:h>
      <text:p text:style-name="Preformatted_20_Text">set DATE = 2010/09/19<text:line-break/>set TIME = AM<text:line-break/>set DATUM = European 1950<text:line-break/>set QNH = 1013</text:p>
      <text:h text:style-name="Heading_20_1" text:outline-level="1">MAP</text:h>
      <text:p text:style-name="Preformatted_20_Text">MAP &lt;name&gt; = &lt;type&gt;(&lt;params&gt;)</text:p>
      <text:p text:style-name="Text_20_body">Displays a base map. Only one instance of map is allowed.</text:p>
      <text:h text:style-name="Heading_20_2" text:outline-level="2">Constructors</text:h>
      <text:h text:style-name="Heading_20_3" text:outline-level="3">Type RASTER</text:h>
      <text:p text:style-name="Preformatted_20_Text">RASTER(&lt;fileName&gt;)</text:p>
      <text:p text:style-name="Text_20_body">Loads a bitmap image/world file pair. See <text:a xlink:type="simple" xlink:href="http://en.wikipedia.org/wiki/World_file">http://en.wikipedia.org/wiki/World_file</text:a> for more information. Compatible bitmap types are bmp, gif, jpg, png, tif.</text:p>
      <text:p text:style-name="List_20_Contents">&lt;fileName&gt; is the bitmap file name. A corresponding world file must exist.</text:p>
      <text:h text:style-name="Heading_20_3" text:outline-level="3">Type BLANK</text:h>
      <text:p text:style-name="Preformatted_20_Text">BLANK()</text:p>
      <text:p text:style-name="Text_20_body">Loads a blank map.</text:p>
      <text:h text:style-name="Heading_20_2" text:outline-level="2">Examples</text:h>
      <text:p text:style-name="Preformatted_20_Text">map CompetitionMap = RASTER(competitionarea.png)<text:line-break/>map CompetitionMap = BLANK()</text:p>
      <text:h text:style-name="Heading_20_1" text:outline-level="1">TASK</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h>
      <text:p text:style-name="Preformatted_20_Text">BEFORE(&lt;time&gt; | &lt;pointName&gt;)</text:p>
      <text:p text:style-name="Text_20_body">Selects all the track points earlier than specified time or point.</text:p>
      <text:p text:style-name="List_20_Contents">&lt;time&gt; desired time in hh:mm:ss</text:p>
      <text:p text:style-name="List_20_Contents">&lt;pointName&gt; is the name of a previously defined point</text:p>
      <text:h text:style-name="Heading_20_3" text:outline-level="3">AFTER</text:h>
      <text:p text:style-name="Preformatted_20_Text">AFTER(&lt;time&gt; | &lt;pointName&gt;)</text:p>
      <text:p text:style-name="Text_20_body">Selects all the track points later than specified time or point.</text:p>
      <text:p text:style-name="List_20_Contents">&lt;time&gt; desired time in hh:mm:ss</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text:soft-page-break/>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filters for the current task. Previous computations are not affected.</text:p>
      <text:h text:style-name="Heading_20_2" text:outline-level="2">Examples</text:h>
      <text:p text:style-name="Preformatted_20_Text">FILTER InArea = INSIDE(GBMArea)<text:line-break/>FILTER Before10:00 = BEFORE(10:00:00)</text:p>
      <text:h text:style-name="Heading_20_1" text:outline-level="1">POINT</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 in format hh:mm:ss</text:p>
      <text:p text:style-name="List_20_Contents">&lt;maxTime&gt; declaration upper time limit in format hh:mm:ss</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in format hh:mm:ss.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in format hh:mm:ss.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h>
      <text:p text:style-name="Preformatted_20_Text">CROSSSHAIR([&lt;color&gt;])</text:p>
      <text:p text:style-name="Text_20_body">Displays a crosshair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 T, 235123, 4612153, 850) TARGET(100, green)<text:line-break/>point Best = TNL(G12,G13,10:30:00) MARKER(green)</text:p>
      <text:h text:style-name="Heading_20_1" text:outline-level="1">RESULT</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text:soft-page-break/>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0-25T21:59:35.12</dc:date>
    <meta:editing-duration>PT09H36M40S</meta:editing-duration>
    <meta:editing-cycles>70</meta:editing-cycles>
    <meta:generator>OpenOffice.org/3.2$Win32 OpenOffice.org_project/320m18$Build-9502</meta:generator>
    <meta:document-statistic meta:table-count="0" meta:image-count="0" meta:object-count="0" meta:page-count="18" meta:paragraph-count="348" meta:word-count="2331" meta:character-count="15151"/>
  </office:meta>
</office:document-meta>
</file>